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60.25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ussia (North Ossetia)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58<text:span text:style-name="T1">th</text:span> ARM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9<text:span text:style-name="T1">th</text:span> Motor Rifle Rg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eployed</text:p>
          </table:table-cell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503<text:span text:style-name="T1">rd</text:span> Motor Rifle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693<text:span text:style-name="T1">rd</text:span> Motor Rifle Rgt.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292<text:span text:style-name="T1">nd</text:span> SP Artillery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81<text:span text:style-name="T1">st</text:span> Air Def Missile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41<text:span text:style-name="T1">st</text:span> Tank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ngineer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upply Btn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ntenance Btn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36<text:span text:style-name="T1">th</text:span> Guards Rifle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05<text:span text:style-name="T1">th</text:span> Motor Rifle Bri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91<text:span text:style-name="T1">st</text:span> Artillery Bri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67<text:span text:style-name="T1">th</text:span> Air Def. Missile Bri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35<text:span text:style-name="T1">th</text:span> Motorized Rifle Rgt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T-L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128<text:span text:style-name="T1">th</text:span> Anti-Tank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493<text:span text:style-name="T1">rd</text:span> MRLS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ragan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487<text:span text:style-name="T1">th</text:span> Helicopter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9<text:span text:style-name="T1">th</text:span> ARMY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33rd Motor Rifle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4<text:span text:style-name="T1">th</text:span> Motor Rifle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8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<text:span text:style-name="T1">st</text:span> Guards Rocket Brig.</text:p>
          </table:table-cell>
          <table:table-cell table:number-columns-repeated="3"/>
        </table:table-row>
        <table:table-row table:style-name="ro2" table:number-rows-repeated="4">
          <table:table-cell table:number-columns-repeated="4"/>
        </table:table-row>
        <table:table-row table:style-name="ro1">
          <table:table-cell office:value-type="string" calcext:value-type="string">
            <text:p>439<text:span text:style-name="T1">th</text:span> MRLS Rg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02<text:span text:style-name="T1">nd</text:span> MILITARY BAS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76<text:span text:style-name="T1">th</text:span> Motorized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73<text:span text:style-name="T1">rd</text:span> Motorized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 ZS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7<text:span text:style-name="T1">th</text:span> GUARDS AIRBORNE DIV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247<text:span text:style-name="T1">th</text:span> Guards Air Assault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MD-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41<text:span text:style-name="T1">st</text:span> Guards Artillery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<text:span text:style-name="T1">rd</text:span> Separate AA Missile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85<text:span text:style-name="T1">th</text:span> Separate Military Transport Aviation Sqd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995<text:span text:style-name="T1">th</text:span> Military Hospit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PEC OP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00<text:span text:style-name="T1">th</text:span> Separate Recon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0<text:span text:style-name="T1">th</text:span> Special Purpose Bri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<text:span text:style-name="T1">st</text:span> GUARDS COMPOSITE AVIATION DIV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 559<text:span text:style-name="T1">th</text:span> Bomber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959<text:span text:style-name="T1">th</text:span> Bomber Aviation Rgt.</text:p>
          </table:table-cell>
          <table:table-cell office:value-type="string" calcext:value-type="string">
            <text:p>Su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68<text:span text:style-name="T1">th</text:span> Assault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61<text:span text:style-name="T1">st</text:span> Assault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960<text:span text:style-name="T1">th</text:span> Assault Aviation Rgt.</text:p>
          </table:table-cell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51<text:span text:style-name="T1">st</text:span> AIR DEFENCE CORPS.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<text:span text:style-name="T1">rd</text:span> Guards Fighter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9<text:span text:style-name="T1">th</text:span> Figher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1<text:span text:style-name="T1">st</text:span> Guards Fighter Aviation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51<text:span text:style-name="T1">st</text:span> AIR DEFENCE DIV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537<text:span text:style-name="T1">th</text:span> AA Rocket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721<text:span text:style-name="T1">st</text:span> AA Rocket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<text:span text:style-name="T1">th</text:span> AIR AND AIR DEFENCE FORC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<text:span text:style-name="T1">th</text:span> Recon Air Rgt.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4M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535<text:span text:style-name="T1">th</text:span> Composite Air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55<text:span text:style-name="T1">th</text:span> Helicopter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325<text:span text:style-name="T1">th</text:span> Transport Heli. Rg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eorg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<text:span text:style-name="T1">st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<text:span text:style-name="T1">th</text:span> Talavi Light Inf.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Hummve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2<text:span text:style-name="T1">th</text:span> Light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3<text:span text:style-name="T1">th</text:span> Light Inf B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<text:span text:style-name="T1">th</text:span> MECHANIZE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1<text:span text:style-name="T1">st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2<text:span text:style-name="T1">n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3<text:span text:style-name="T1">r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1ST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2n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<text:span text:style-name="T1">rd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IR FOR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G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H-1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outh Osseti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1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3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5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NK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U-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LOGISTICS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khazia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<text:span text:style-name="T1">st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2<text:span text:style-name="T1">n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3<text:span text:style-name="T1">r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RTILLERY REGIME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ONNAISSA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OUNTAIN INFANTRY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IR DEFE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34:15.663000000</meta:creation-date>
    <dc:date>2019-05-20T22:10:57.749000000</dc:date>
    <meta:editing-duration>PT4H35M8S</meta:editing-duration>
    <meta:editing-cycles>1</meta:editing-cycles>
    <meta:document-statistic meta:table-count="4" meta:cell-count="798" meta:object-count="0"/>
    <meta:generator>LibreOffice/5.4.7.2$Windows_X86_64 LibreOffice_project/c838ef25c16710f8838b1faec480ebba495259d0</meta:generator>
  </office:meta>
</office:document-meta>
</file>